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adornments="Gra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1faa" officeooo:paragraph-rsid="000c1faa"/>
    </style:style>
    <style:style style:name="P2" style:family="paragraph" style:parent-style-name="Title">
      <style:text-properties fo:font-size="20pt" style:font-size-asian="20pt" style:font-size-complex="20pt"/>
    </style:style>
    <style:style style:name="P3" style:family="paragraph" style:parent-style-name="Text_20_body">
      <style:text-properties officeooo:rsid="00256d66" officeooo:paragraph-rsid="00256d66"/>
    </style:style>
    <style:style style:name="P4" style:family="paragraph" style:parent-style-name="Text_20_body">
      <style:text-properties officeooo:rsid="0026e3dc" officeooo:paragraph-rsid="0026e3dc"/>
    </style:style>
    <style:style style:name="P5" style:family="paragraph" style:parent-style-name="Text_20_body">
      <style:text-properties officeooo:rsid="002720af" officeooo:paragraph-rsid="002720af"/>
    </style:style>
    <style:style style:name="P6" style:family="paragraph" style:parent-style-name="Text_20_body">
      <style:text-properties officeooo:rsid="002720af" officeooo:paragraph-rsid="003432fb"/>
    </style:style>
    <style:style style:name="P7" style:family="paragraph" style:parent-style-name="Text_20_body">
      <style:text-properties officeooo:rsid="002c2d7a" officeooo:paragraph-rsid="002c2d7a"/>
    </style:style>
    <style:style style:name="P8" style:family="paragraph" style:parent-style-name="Text_20_body">
      <style:text-properties style:text-underline-style="solid" style:text-underline-width="auto" style:text-underline-color="font-color" officeooo:rsid="002c2d7a" officeooo:paragraph-rsid="002c2d7a"/>
    </style:style>
    <style:style style:name="P9" style:family="paragraph" style:parent-style-name="Text_20_body">
      <style:text-properties style:text-underline-style="solid" style:text-underline-width="auto" style:text-underline-color="font-color" officeooo:rsid="00325567" officeooo:paragraph-rsid="00325567"/>
    </style:style>
    <style:style style:name="P10" style:family="paragraph" style:parent-style-name="Text_20_body">
      <style:text-properties style:text-underline-style="solid" style:text-underline-width="auto" style:text-underline-color="font-color" officeooo:rsid="0033f5ee" officeooo:paragraph-rsid="0033f5ee"/>
    </style:style>
    <style:style style:name="P11" style:family="paragraph" style:parent-style-name="Text_20_body">
      <style:text-properties style:text-underline-style="solid" style:text-underline-width="auto" style:text-underline-color="font-color" officeooo:rsid="003315d6" officeooo:paragraph-rsid="00325567"/>
    </style:style>
    <style:style style:name="P12" style:family="paragraph" style:parent-style-name="Text_20_body">
      <style:text-properties style:text-underline-style="solid" style:text-underline-width="auto" style:text-underline-color="font-color" officeooo:rsid="004750af" officeooo:paragraph-rsid="004750af"/>
    </style:style>
    <style:style style:name="P13" style:family="paragraph" style:parent-style-name="Text_20_body">
      <style:text-properties style:text-underline-style="solid" style:text-underline-width="auto" style:text-underline-color="font-color" officeooo:rsid="004de767" officeooo:paragraph-rsid="004de767"/>
    </style:style>
    <style:style style:name="P14" style:family="paragraph" style:parent-style-name="Text_20_body">
      <style:text-properties style:text-underline-style="none" officeooo:rsid="00325567" officeooo:paragraph-rsid="00365a56"/>
    </style:style>
    <style:style style:name="P15" style:family="paragraph" style:parent-style-name="Text_20_body">
      <style:text-properties style:text-underline-style="none" officeooo:rsid="00325567" officeooo:paragraph-rsid="00325567"/>
    </style:style>
    <style:style style:name="P16" style:family="paragraph" style:parent-style-name="Text_20_body">
      <style:text-properties style:text-underline-style="none" officeooo:rsid="00325567" officeooo:paragraph-rsid="00453f0d"/>
    </style:style>
    <style:style style:name="P17" style:family="paragraph" style:parent-style-name="Text_20_body">
      <style:text-properties style:text-underline-style="none" officeooo:rsid="00325567" officeooo:paragraph-rsid="00466a73"/>
    </style:style>
    <style:style style:name="P18" style:family="paragraph" style:parent-style-name="Text_20_body">
      <style:text-properties style:text-underline-style="none" officeooo:rsid="00365a56" officeooo:paragraph-rsid="00365a56"/>
    </style:style>
    <style:style style:name="P19" style:family="paragraph" style:parent-style-name="Text_20_body">
      <style:text-properties style:text-underline-style="none" officeooo:rsid="003a804e" officeooo:paragraph-rsid="003a804e"/>
    </style:style>
    <style:style style:name="P20" style:family="paragraph" style:parent-style-name="Text_20_body">
      <style:text-properties style:text-underline-style="none" officeooo:rsid="0033f5ee" officeooo:paragraph-rsid="0033f5ee"/>
    </style:style>
    <style:style style:name="P21" style:family="paragraph" style:parent-style-name="Text_20_body">
      <style:text-properties style:text-underline-style="none" officeooo:rsid="003f018a" officeooo:paragraph-rsid="003f018a"/>
    </style:style>
    <style:style style:name="P22" style:family="paragraph" style:parent-style-name="Text_20_body">
      <style:text-properties style:text-underline-style="none" officeooo:rsid="004052e7" officeooo:paragraph-rsid="004052e7"/>
    </style:style>
    <style:style style:name="P23" style:family="paragraph" style:parent-style-name="Text_20_body">
      <style:text-properties style:text-underline-style="none" officeooo:rsid="00420444" officeooo:paragraph-rsid="00420444"/>
    </style:style>
    <style:style style:name="P24" style:family="paragraph" style:parent-style-name="Text_20_body">
      <style:text-properties style:text-underline-style="none" officeooo:rsid="003315d6" officeooo:paragraph-rsid="00453f0d"/>
    </style:style>
    <style:style style:name="P25" style:family="paragraph" style:parent-style-name="Text_20_body">
      <style:text-properties style:text-underline-style="none" officeooo:rsid="003315d6" officeooo:paragraph-rsid="00466a73"/>
    </style:style>
    <style:style style:name="P26" style:family="paragraph" style:parent-style-name="Text_20_body">
      <style:text-properties style:text-underline-style="none" officeooo:rsid="004750af" officeooo:paragraph-rsid="004750af"/>
    </style:style>
    <style:style style:name="P27" style:family="paragraph" style:parent-style-name="Text_20_body">
      <style:text-properties style:text-underline-style="none" officeooo:rsid="004a684b" officeooo:paragraph-rsid="004a684b"/>
    </style:style>
    <style:style style:name="P28" style:family="paragraph" style:parent-style-name="Text_20_body">
      <style:text-properties style:text-underline-style="none" officeooo:rsid="004de767" officeooo:paragraph-rsid="004de767"/>
    </style:style>
    <style:style style:name="P29" style:family="paragraph" style:parent-style-name="Text_20_body">
      <style:text-properties style:text-underline-style="none" officeooo:rsid="0051d2b4" officeooo:paragraph-rsid="0051d2b4"/>
    </style:style>
    <style:style style:name="P30" style:family="paragraph" style:parent-style-name="indications" style:list-style-name="L1">
      <style:text-properties officeooo:rsid="00131a2f" officeooo:paragraph-rsid="00131a2f"/>
    </style:style>
    <style:style style:name="P31" style:family="paragraph" style:parent-style-name="indications" style:list-style-name="L2"/>
    <style:style style:name="P32" style:family="paragraph" style:parent-style-name="indications" style:list-style-name="L2">
      <style:text-properties officeooo:rsid="0016a604" officeooo:paragraph-rsid="0016a604"/>
    </style:style>
    <style:style style:name="P33" style:family="paragraph" style:parent-style-name="indications" style:list-style-name="L2">
      <style:text-properties officeooo:rsid="00174e32" officeooo:paragraph-rsid="00174e32"/>
    </style:style>
    <style:style style:name="P34" style:family="paragraph" style:parent-style-name="indications" style:list-style-name="L3"/>
    <style:style style:name="P35" style:family="paragraph" style:parent-style-name="indications" style:list-style-name="L3">
      <style:text-properties officeooo:rsid="00186be9" officeooo:paragraph-rsid="00186be9"/>
    </style:style>
    <style:style style:name="P36" style:family="paragraph" style:parent-style-name="indications" style:list-style-name="L3">
      <style:text-properties officeooo:rsid="001897af" officeooo:paragraph-rsid="001897af"/>
    </style:style>
    <style:style style:name="P37" style:family="paragraph" style:parent-style-name="indications" style:list-style-name="L4"/>
    <style:style style:name="P38" style:family="paragraph" style:parent-style-name="indications" style:list-style-name="L6"/>
    <style:style style:name="P39" style:family="paragraph" style:parent-style-name="indications" style:list-style-name="L7"/>
    <style:style style:name="P40" style:family="paragraph" style:parent-style-name="indications" style:list-style-name="L7">
      <style:text-properties officeooo:rsid="001d800b" officeooo:paragraph-rsid="001d800b"/>
    </style:style>
    <style:style style:name="P41" style:family="paragraph" style:parent-style-name="indications" style:list-style-name="L7">
      <style:text-properties officeooo:rsid="001e9608" officeooo:paragraph-rsid="001e9608"/>
    </style:style>
    <style:style style:name="P42" style:family="paragraph" style:parent-style-name="indications" style:list-style-name="L10">
      <style:text-properties officeooo:rsid="001e9608" officeooo:paragraph-rsid="001e9608"/>
    </style:style>
    <style:style style:name="P43" style:family="paragraph" style:parent-style-name="indications" style:list-style-name="L8"/>
    <style:style style:name="P44" style:family="paragraph" style:parent-style-name="indications" style:list-style-name="L9"/>
    <style:style style:name="P45" style:family="paragraph" style:parent-style-name="indications" style:list-style-name="L10"/>
    <style:style style:name="P46" style:family="paragraph" style:parent-style-name="indications" style:list-style-name="L11"/>
    <style:style style:name="P47" style:family="paragraph" style:parent-style-name="Text_20_body" style:list-style-name="L5">
      <style:text-properties officeooo:rsid="002720af" officeooo:paragraph-rsid="002720af"/>
    </style:style>
    <style:style style:name="P48" style:family="paragraph" style:parent-style-name="Text_20_body" style:list-style-name="L5">
      <style:text-properties officeooo:rsid="002ab9df" officeooo:paragraph-rsid="002ab9df"/>
    </style:style>
    <style:style style:name="P49" style:family="paragraph" style:parent-style-name="Text_20_body" style:list-style-name="L5">
      <style:text-properties officeooo:rsid="002c2394" officeooo:paragraph-rsid="002c2394"/>
    </style:style>
    <style:style style:name="P50" style:family="paragraph" style:parent-style-name="Text_20_body" style:list-style-name="L5">
      <style:text-properties officeooo:rsid="00470002" officeooo:paragraph-rsid="00470002"/>
    </style:style>
    <style:style style:name="P51" style:family="paragraph" style:parent-style-name="Text_20_body" style:list-style-name="L5">
      <style:text-properties officeooo:rsid="0029afc2" officeooo:paragraph-rsid="0029afc2"/>
    </style:style>
    <style:style style:name="T1" style:family="text">
      <style:text-properties officeooo:rsid="000fc3c9"/>
    </style:style>
    <style:style style:name="T2" style:family="text">
      <style:text-properties officeooo:rsid="00174e32"/>
    </style:style>
    <style:style style:name="T3" style:family="text">
      <style:text-properties officeooo:rsid="001897af"/>
    </style:style>
    <style:style style:name="T4" style:family="text">
      <style:text-properties officeooo:rsid="001d800b"/>
    </style:style>
    <style:style style:name="T5" style:family="text">
      <style:text-properties officeooo:rsid="001fdfa9"/>
    </style:style>
    <style:style style:name="T6" style:family="text">
      <style:text-properties officeooo:rsid="00256d66"/>
    </style:style>
    <style:style style:name="T7" style:family="text">
      <style:text-properties officeooo:rsid="0026e3dc"/>
    </style:style>
    <style:style style:name="T8" style:family="text">
      <style:text-properties officeooo:rsid="002c2d7a"/>
    </style:style>
    <style:style style:name="T9" style:family="text">
      <style:text-properties officeooo:rsid="003315d6"/>
    </style:style>
    <style:style style:name="T10" style:family="text">
      <style:text-properties style:text-underline-style="solid" style:text-underline-width="auto" style:text-underline-color="font-color" officeooo:rsid="003315d6"/>
    </style:style>
    <style:style style:name="T11" style:family="text">
      <style:text-properties style:text-underline-style="solid" style:text-underline-width="auto" style:text-underline-color="font-color" officeooo:rsid="00453f0d"/>
    </style:style>
    <style:style style:name="T12" style:family="text">
      <style:text-properties officeooo:rsid="0033f5ee"/>
    </style:style>
    <style:style style:name="T13" style:family="text">
      <style:text-properties officeooo:rsid="003432fb"/>
    </style:style>
    <style:style style:name="T14" style:family="text">
      <style:text-properties officeooo:rsid="0034c9ba"/>
    </style:style>
    <style:style style:name="T15" style:family="text">
      <style:text-properties officeooo:rsid="00365a56"/>
    </style:style>
    <style:style style:name="T16" style:family="text">
      <style:text-properties officeooo:rsid="0037635c"/>
    </style:style>
    <style:style style:name="T17" style:family="text">
      <style:text-properties officeooo:rsid="0038ef26"/>
    </style:style>
    <style:style style:name="T18" style:family="text">
      <style:text-properties officeooo:rsid="003b8d97"/>
    </style:style>
    <style:style style:name="T19" style:family="text">
      <style:text-properties officeooo:rsid="004052e7"/>
    </style:style>
    <style:style style:name="T20" style:family="text">
      <style:text-properties officeooo:rsid="0042a4f4"/>
    </style:style>
    <style:style style:name="T21" style:family="text">
      <style:text-properties officeooo:rsid="004309d6"/>
    </style:style>
    <style:style style:name="T22" style:family="text">
      <style:text-properties officeooo:rsid="004392b6"/>
    </style:style>
    <style:style style:name="T23" style:family="text">
      <style:text-properties officeooo:rsid="004c5f94"/>
    </style:style>
    <style:style style:name="T24" style:family="text">
      <style:text-properties officeooo:rsid="004fbd39"/>
    </style:style>
    <style:style style:name="T25" style:family="text">
      <style:text-properties officeooo:rsid="004fe220"/>
    </style:style>
    <style:style style:name="T26" style:family="text">
      <style:text-properties officeooo:rsid="0051d2b4"/>
    </style:style>
    <style:style style:name="T27" style:family="text">
      <style:text-properties officeooo:rsid="005283b9"/>
    </style:style>
    <style:style style:name="T28" style:family="text">
      <style:text-properties officeooo:rsid="005336cd"/>
    </style:style>
    <style:style style:name="T29" style:family="text">
      <style:text-properties officeooo:rsid="0053ad7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HIER DES CHARGES <text:span text:style-name="T6">KODAIZEN</text:span></text:p>
      <text:p text:style-name="P1"/>
      <text:h text:style-name="Heading_20_1" text:outline-level="1">Présentation d'ensemble du projet </text:h>
      <text:h text:style-name="Heading_20_2" text:outline-level="2">Description de l'entreprise</text:h>
      <text:p text:style-name="Text_20_body">Kodaizen est une auto entreprise spécialisée dans le développement de sites et applications web.</text:p>
      <text:p text:style-name="P3">Date de création : octobre 2016.</text:p>
      <text:p text:style-name="P3">Concurrence : agences web, développeur web freelance.</text:p>
      <text:h text:style-name="Heading_20_2" text:outline-level="2"><text:span text:style-name="T1">Description et o</text:span>bjectifs du projet web</text:h>
      <text:p text:style-name="P3">Site web présentant l'activité de l'entreprise ainsi que les tarifs et prestations effectuées.</text:p>
      <text:p text:style-name="P3">Le site web a pour but de trouver des nouveaux clients et de présenter l'activité et les travaux effectués aux clients démarchés.</text:p>
      <text:h text:style-name="Heading_20_2" text:outline-level="2">Cible du projet web</text:h>
      <text:p text:style-name="P3">Le site web cible en priorité les professionnels et ensuite les particuliers.</text:p>
      <text:h text:style-name="Heading_20_2" text:outline-level="2">Objectifs quantitatifs</text:h>
      <text:p text:style-name="Text_20_body">Trafic souhaité : <text:span text:style-name="T7">5</text:span> visiteurs par jours</text:p>
      <text:p text:style-name="P4">Nombre de prospects mensuels espérés : 5</text:p>
      <text:h text:style-name="Heading_20_2" text:outline-level="2">Périmètre du projet</text:h>
      <text:p text:style-name="Text_20_body">Région toulousaine, France</text:p>
      <text:h text:style-name="Heading_20_2" text:outline-level="2">Description de l'existant</text:h>
      <text:list xml:id="list9179755145149090675" text:style-name="L1">
        <text:list-header>
          <text:p text:style-name="P30"/>
        </text:list-header>
      </text:list>
      <text:h text:style-name="Heading_20_1" text:outline-level="1">Description graphique et ergonomique</text:h>
      <text:h text:style-name="Heading_20_2" text:outline-level="2">Charte graphique</text:h>
      <text:list xml:id="list2098076874170967008" text:style-name="L2">
        <text:list-item>
          <text:p text:style-name="P31">Avez vous une charte graphique existante ? Si oui, la joindre au cahier des charge.</text:p>
        </text:list-item>
      </text:list>
      <text:p text:style-name="P5">Pas de charte graphique.</text:p>
      <text:list xml:id="list202920703084582" text:continue-numbering="true" text:style-name="L2">
        <text:list-item>
          <text:p text:style-name="P32">Avez vous un logo ?</text:p>
        </text:list-item>
      </text:list>
      <text:p text:style-name="P5">Logo créé</text:p>
      <text:list xml:id="list202921954180636" text:continue-numbering="true" text:style-name="L2">
        <text:list-item>
          <text:p text:style-name="P32">Quel sera le code couleur de votre projet web ? Quel est la couleur dominante ?</text:p>
        </text:list-item>
      </text:list>
      <text:p text:style-name="P6">Couleur dominante : vert <text:span text:style-name="T13">#FFDE00</text:span></text:p>
      <text:p text:style-name="P5"><text:soft-page-break/>Couleur secondaire:vert fonçé</text:p>
      <text:p text:style-name="P5">Couleur texte : gris</text:p>
      <text:list xml:id="list202920371534207" text:continue-numbering="true" text:style-name="L2">
        <text:list-item>
          <text:p text:style-name="P32">Les couleurs changeront elles en fonction des pages du site ?</text:p>
        </text:list-item>
        <text:list-item>
          <text:p text:style-name="P33">Y a t il des déclinaisons de votre logo en fonction du code couleur des pages ?</text:p>
        </text:list-item>
        <text:list-item>
          <text:p text:style-name="P33">Avez vous des éléments visuels à réutiliser ?</text:p>
        </text:list-item>
        <text:list-item>
          <text:p text:style-name="P33">Quelle police de caractère souhaitez vous ?</text:p>
        </text:list-item>
        <text:list-item>
          <text:p text:style-name="P33">Avez vous des exemples de projets web que vous aimez ?</text:p>
        </text:list-item>
      </text:list>
      <text:h text:style-name="Heading_20_2" text:outline-level="2"><text:span text:style-name="T3">Web </text:span>Design</text:h>
      <text:list xml:id="list1762991212703409123" text:style-name="L3">
        <text:list-item>
          <text:p text:style-name="P34">Avez vous des exigences particulières concernant le design de votre projet web (flat design, effet parallaxe, animations particulières<text:span text:style-name="T2">)</text:span> ? </text:p>
        </text:list-item>
        <text:list-item>
          <text:p text:style-name="P35">Avez vous des exemples de design de projets web que vous aimez ? </text:p>
        </text:list-item>
        <text:list-item>
          <text:p text:style-name="P35">Avez vous choisi un thème ( thème pour CMS, template de dashboard, etc.)</text:p>
        </text:list-item>
        <text:list-item>
          <text:p text:style-name="P36">Le projet web doit il être compatible multisupport ( responsive web design) ? </text:p>
        </text:list-item>
        <text:list-item>
          <text:p text:style-name="P36">Indiquer la hiérarchie des différents supports sur lequel votre projet web sera visible ( desktop, tablettes, smartphones)</text:p>
        </text:list-item>
      </text:list>
      <text:h text:style-name="Heading_20_2" text:outline-level="2">Maquettes </text:h>
      <text:list xml:id="list3288819174350490096" text:style-name="L4">
        <text:list-item>
          <text:p text:style-name="P37">Avez vous fait réaliser des maquettes ou mockup pour votre projet web ?</text:p>
        </text:list-item>
        <text:list-item>
          <text:p text:style-name="P37">Souhaitez vous la création de maquettes pour votre projet web ?</text:p>
        </text:list-item>
      </text:list>
      <text:p text:style-name="indications"/>
      <text:h text:style-name="Heading_20_1" text:outline-level="1">Description fonctionnelle et technique </text:h>
      <text:h text:style-name="Heading_20_2" text:outline-level="2">Arborescence du site</text:h>
      <text:list xml:id="list7173909754247928592" text:style-name="L5">
        <text:list-item>
          <text:p text:style-name="P47">Accueil</text:p>
        </text:list-item>
        <text:list-item>
          <text:p text:style-name="P48">Prestations</text:p>
        </text:list-item>
        <text:list-item>
          <text:p text:style-name="P49">Réalisations</text:p>
        </text:list-item>
        <text:list-item>
          <text:p text:style-name="P50">A propos</text:p>
        </text:list-item>
        <text:list-item>
          <text:p text:style-name="P51">Blog</text:p>
        </text:list-item>
      </text:list>
      <text:h text:style-name="Heading_20_2" text:outline-level="2">Description fonctionnelle</text:h>
      <text:list xml:id="list415262374678289655" text:style-name="L6">
        <text:list-item>
          <text:p text:style-name="P38">Votre projet web comprend-t-il une boutique en ligne ? Si oui, préciser les modes de paiement en ligne, les groupes de produits, les détails pour la livraison des produits, la description des produits</text:p>
        </text:list-item>
        <text:list-item>
          <text:p text:style-name="P38">Votre projet web doit il comporter un espace client avec accès sécurisé ?</text:p>
        </text:list-item>
        <text:list-item>
          <text:p text:style-name="P38">Souhaitez vous un back office pour administrer votre projet web ?</text:p>
        </text:list-item>
        <text:list-item>
          <text:p text:style-name="P38"><text:soft-page-break/>Votre projet web doit il comporter un module de newsletter, un blog, un moteur de recherche interne ?</text:p>
        </text:list-item>
      </text:list>
      <text:h text:style-name="Heading_20_2" text:outline-level="2"><text:span text:style-name="T8">C</text:span>ontenu</text:h>
      <text:h text:style-name="Heading_20_3" text:outline-level="3">Page accueil</text:h>
      <text:p text:style-name="P8">Texte de présentation :</text:p>
      <text:p text:style-name="P7">Bonjour et bienvenu sur Kodaizen ! Je m'appelle Guillaume Cartié, je suis développeur web et web designer.</text:p>
      <text:p text:style-name="P7">Kodaizen est la contraction des mots Kodo signifiant code et kaizen, une méthode de gestion de la qualité ayant comme principe l'amélioration en continu.</text:p>
      <text:p text:style-name="P9">Bloc services (sous forme de tuiles)</text:p>
      <text:p text:style-name="P14">- Site vitrine :</text:p>
      <text:p text:style-name="P14"><text:span text:style-name="T15">Le site vitrine permet la p</text:span>résentation de l'activité et des coordonnées de votre entreprise pour améliorer votre visibilité afin de démarcher de nouveaux clients.</text:p>
      <text:p text:style-name="P18">WordPress est un système de gestion de contenu . Grâce à WordPress vous pourrez modifier le contenu textuel de votre site <text:span text:style-name="T16">vitrine</text:span> sans disposer de connaissances poussées dans l<text:span text:style-name="T16">e</text:span> développement web.</text:p>
      <text:p text:style-name="P15">- Sites e-commerce : <text:span text:style-name="T16">Le site e-commerce</text:span> perme<text:span text:style-name="T16">t</text:span> à vos clients de visualiser, commander, et payer vos produits. Plusieurs moyens de paiement <text:span text:style-name="T17">sécurisé</text:span> sont possibles.</text:p>
      <text:p text:style-name="P19">Votre site e-commerce peut être réalisé soit avec WordPress, soit avec Presta<text:span text:style-name="T18">S</text:span>hop.</text:p>
      <text:p text:style-name="P17">- Développement <text:span text:style-name="T9">sur mesure : Application web, interface d'administration.</text:span></text:p>
      <text:p text:style-name="P25">Module ou fonctionnalité spécifique de votre site. </text:p>
      <text:p text:style-name="P25">Utilisation d'API et services web comme par exemple une API Google ou l'API d'un CRM.</text:p>
      <text:p text:style-name="P25">Interactivité et animations multimédia : Actions ou éléments visuels supplémentaires lors d'une action de l'utilisateur (scroll, inactivité, clic, survol d'un élément, pression sur smartphone.</text:p>
      <text:p text:style-name="P11"/>
      <text:p text:style-name="P10">Bloc services :</text:p>
      <text:p text:style-name="P20">- responsive design :</text:p>
      <text:p text:style-name="P21">De plus en plus de connexions web se font depuis les <text:span text:style-name="T19">smartphones</text:span>, votre site doit être responsive : il s'adapte aux différentes tailles d'écrans <text:span text:style-name="T19">de façon fluide</text:span>.</text:p>
      <text:p text:style-name="P22">Un site responsive est mieux référencé sur Google qu'un site non adapté aux mobiles.</text:p>
      <text:p text:style-name="P20">- référencement naturel : <text:span text:style-name="T22">Le référencement d'un site web est un élément très important à ne pas négliger.</text:span></text:p>
      <text:p text:style-name="P23">Le référencement naturel consiste à optimiser votre site web, autant sur le fond que sur la forme, afin d'améliorer sa visibilité et de capter plus de visiteurs.</text:p>
      <text:p text:style-name="P20"><text:soft-page-break/>- <text:span text:style-name="T14">Accompagnement</text:span> :</text:p>
      <text:p text:style-name="P23">Ensemble, nous étudions votre projet afin de déterminer la solution la plus adaptée à vos besoins, que ce soit pour le choix de la technologie <text:span text:style-name="T21">à utiliser,</text:span> ou <text:span text:style-name="T20">pour</text:span> le choix de l'identité visuelle et <text:s/><text:span text:style-name="T20">de </text:span>l'ergonomie <text:span text:style-name="T21">de votre projet web</text:span>.</text:p>
      <text:p text:style-name="P23">Une fois votre projet web réalisé, je vous propose de vous former sur l'administration et les techniques de référencement naturel, afin que vous soyez autonome sur la gestion de votre site web.</text:p>
      <text:p text:style-name="P23"/>
      <text:p text:style-name="P16"><text:s/><text:span text:style-name="T10">Bloc </text:span><text:span text:style-name="T11">technologies</text:span><text:span text:style-name="T10"> :</text:span></text:p>
      <text:p text:style-name="P24">langages de programmation : HTML, CSS, JavaScript, PHP, jQuerry</text:p>
      <text:p text:style-name="P24"><text:s/>WordPress, Symfony, <text:s/>jQuerry, <text:span text:style-name="T12">GitHub</text:span></text:p>
      <text:h text:style-name="Heading_20_3" text:outline-level="3">Page prestations </text:h>
      <text:p text:style-name="P12">Site vitrine WordPress</text:p>
      <text:p text:style-name="P26">Mots clés : </text:p>
      <text:p text:style-name="P26">- présentation activité</text:p>
      <text:p text:style-name="P26">- ux , design responsive</text:p>
      <text:p text:style-name="P26">- informations sur le commerce</text:p>
      <text:p text:style-name="P26">- mise en contact client / commerçant</text:p>
      <text:p text:style-name="P27">Le site vitrine est le premier contact entre vous et vos clients potentiels. Il ne s'agit pas d'une simple présence sur le web, mais plutôt d'un outil vous permettant d'augmenter votre nombre de clients, d'améliorer votre notoriété et <text:span text:style-name="T23">de</text:span> communiquer <text:span text:style-name="T23">des informations importantes à vos clients comme par exemple les coordonnées de votre entreprise ou une période d'offre promotionnelles</text:span>.</text:p>
      <text:p text:style-name="P29">Ensemble, nous étudions votre projet afin de déterminer <text:span text:style-name="T28">un cahier des charges :</text:span></text:p>
      <text:p text:style-name="P29">- <text:span text:style-name="T28">style visuel</text:span></text:p>
      <text:p text:style-name="P29">- <text:span text:style-name="T28">arborescence du site</text:span></text:p>
      <text:p text:style-name="P29">- <text:span text:style-name="T29">contenu (textes, photos, vidéo etc.)</text:span></text:p>
      <text:p text:style-name="P29">- <text:span text:style-name="T28">éléments de contenu importants à mettre en évidence</text:span></text:p>
      <text:p text:style-name="P27">WordPress est un système de gestion de contenu (CMS). Il permet de rendre votre site vitrine administrable, vous pourrez en modifier le contenu sans avoir besoin de faire appel systématiquement à un professionnel du web.</text:p>
      <text:p text:style-name="P27">Actuellement, plus de la moitié des sites web sont réalisés via WordPress.</text:p>
      <text:p text:style-name="P27"/>
      <text:p text:style-name="P13">Site e-commerce</text:p>
      <text:p text:style-name="P28">Le site e-commerce permet d'exposer et vendre vos produits à un grand nombre de clients <text:soft-page-break/>potentiels.</text:p>
      <text:p text:style-name="P28">Le site e-commerce dispose de plusieurs fonctionnalités :</text:p>
      <text:p text:style-name="P28">- Gestion du catalogue et du stock de produits</text:p>
      <text:p text:style-name="P28">- Plusieurs moyens de paiements disponibles</text:p>
      <text:p text:style-name="P28">- Paiement en ligne simple et sécurisé</text:p>
      <text:p text:style-name="P28">- Plusieurs modes de livraison disponibles et gestion des frais de port automatique</text:p>
      <text:p text:style-name="P28">- Campagnes promotionnelles et gestion de la fidélité des clients</text:p>
      <text:p text:style-name="P28"/>
      <text:p text:style-name="P28">En fonction de la taille de votre commerce, le site vitrine peut être réalisé soit avec WordPress équipé du plugin WooCommerce, soir avec Prestashop.</text:p>
      <text:p text:style-name="P27"/>
      <text:p text:style-name="P13">Développement <text:span text:style-name="T26">sur mesure</text:span></text:p>
      <text:p text:style-name="P28">- <text:span text:style-name="T24">Animations et interactions javaScript : ajout ou modification de contenu suite à l'action de l'utilisateur, comme par exemple le clic ou le scroll. L'affichage dynamique de nouveau contenu permet d'avoir un maximum d'information disponible, sans surcharger la page web.</text:span></text:p>
      <text:p text:style-name="P28">- <text:span text:style-name="T24">Utilisation d'API : Une API est une interface de programmation permettant d'échanger des données avec une application ou site web comme par exemple la récupération de la base de prospects d'un CRM ou la récupération d'informations provenant de chez Google (Google Maps, Google Places etc.).</text:span></text:p>
      <text:p text:style-name="P28">- <text:span text:style-name="T25">Développement HTML/CSS/PHP : Création de sites ou pages web sur mesure, refonte d'une page de votre site WordPress dans un style différent du thème ou encore création d'un template personnalisé pour vos mails.</text:span></text:p>
      <text:p text:style-name="P28">- <text:span text:style-name="T25">Modules WordPress : Développement d'une fonctionnalité sur votre site WordPress par l'intermédiaire d'un module.</text:span></text:p>
      <text:p text:style-name="P28">- <text:span text:style-name="T25">Applications web : L'application web est un outil vous permettant d'automatiser des tâches comme la gestion des comptes clients, l'envoie de mail ou sms, la gestion des produits déposés par les clients etc. Vous avez ainsi plus de temps à consacrer à votre coeur de métier.</text:span></text:p>
      <text:p text:style-name="P27"><text:s/>- <text:span text:style-name="T27">Accelered Mobil Page : la technologie Accelered Mobil Page créée par Google permet de créer des pages web pour les mobiles ayant un temps de chargement très rapide.</text:span></text:p>
      <text:p text:style-name="P27"/>
      <text:p text:style-name="P26"/>
      <text:p text:style-name="P26"/>
      <text:h text:style-name="Heading_20_2" text:outline-level="2">Contraintes techniques </text:h>
      <text:list xml:id="list7385658916462886966" text:style-name="L7">
        <text:list-item>
          <text:p text:style-name="P39">Q<text:span text:style-name="T4">uelles sont les technologies à privilégier pour votre projet web ? (CMS, framework, langage de </text:span><text:soft-page-break/><text:span text:style-name="T4">programmation spécifique)</text:span></text:p>
        </text:list-item>
        <text:list-item>
          <text:p text:style-name="P40">Avec quels navigateurs votre projet web doit il être compatible ?</text:p>
        </text:list-item>
        <text:list-item>
          <text:p text:style-name="P41">Quelles sont les intégrations de systèmes tiers à prévoir ? (réseaux sociaux, CRM, comptabilité, facturation, e-mailing) </text:p>
        </text:list-item>
      </text:list>
      <text:h text:style-name="Heading_20_1" text:outline-level="1">Prestations attendues</text:h>
      <text:h text:style-name="Heading_20_2" text:outline-level="2">Prestations attendues</text:h>
      <text:list xml:id="list1565673397920425598" text:style-name="L8">
        <text:list-item>
          <text:p text:style-name="P43">Développement </text:p>
        </text:list-item>
        <text:list-item>
          <text:p text:style-name="P43">Design</text:p>
        </text:list-item>
        <text:list-item>
          <text:p text:style-name="P43">Intégration</text:p>
        </text:list-item>
        <text:list-item>
          <text:p text:style-name="P43">Migration d'un site existant</text:p>
        </text:list-item>
        <text:list-item>
          <text:p text:style-name="P43">Maintenance et mise à jour</text:p>
        </text:list-item>
        <text:list-item>
          <text:p text:style-name="P43">Formation à la gestion du site</text:p>
        </text:list-item>
        <text:list-item>
          <text:p text:style-name="P43">Création de contenu</text:p>
        </text:list-item>
      </text:list>
      <text:h text:style-name="Heading_20_2" text:outline-level="2">Planning</text:h>
      <text:list xml:id="list6129788541584969031" text:style-name="L9">
        <text:list-item>
          <text:p text:style-name="P44">A quelle date souhaitez vous la livraison finale du projet ?</text:p>
        </text:list-item>
      </text:list>
      <text:h text:style-name="Heading_20_2" text:outline-level="2">Méthodologie de suivi</text:h>
      <text:list xml:id="list5010566846934137161" text:style-name="L10">
        <text:list-item>
          <text:p text:style-name="P45">Comment souhaitez vous organiser le suivi du projet ? (rendez vous téléphoniques ou physiques, e-mail, fréquence des rendez vous)</text:p>
        </text:list-item>
        <text:list-item>
          <text:p text:style-name="P42">Souhaitez vous voir régulièrement l'avancement du projet ?</text:p>
        </text:list-item>
      </text:list>
      <text:h text:style-name="Heading_20_2" text:outline-level="2">Offre de prestation attendue</text:h>
      <text:list xml:id="list3263923015589317174" text:style-name="L11">
        <text:list-item>
          <text:p text:style-name="P46">Q<text:span text:style-name="T5">uels éléments souhaitez vous voir apparaître sur l'offre de prestations  ?</text:span></text:p>
        </text:list-item>
        <text:list-item>
          <text:p text:style-name="P46">Avez vous une estimation de votre budge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adornments="Gra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start" style:justify-single-word="false" style:page-number="auto" fo:background-color="transparent" style:shadow="none">
        <style:tab-stops/>
      </style:paragraph-properties>
      <style:text-properties fo:color="#000000" style:font-name="Nimbus Sans L" fo:font-family="'Nimbus Sans L'" style:font-style-name="Gras" style:font-family-generic="swiss" style:font-pitch="variable" fo:font-size="14pt" style:text-underline-style="solid" style:text-underline-width="auto" style:text-underline-color="font-color" fo:font-weight="bold" style:font-size-asian="130%" style:font-weight-asian="bold" style:font-size-complex="130%" style:font-weight-complex="600"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dications" style:family="paragraph" style:parent-style-name="Text_20_body" style:class="text" style:master-page-name="">
      <style:paragraph-properties style:page-number="auto">
        <style:tab-stops/>
      </style:paragraph-properties>
      <style:text-properties fo:color="#808080" fo:font-size="11pt" fo:font-style="italic" style:font-size-asian="10.5pt"/>
    </style:style>
    <style:style style:name="Sans_20_nom2" style:display-name="Sans nom2" style:family="paragraph" style:parent-style-name="Text_20_body" style:class="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aume </meta:initial-creator>
    <meta:creation-date>2016-09-06T15:26:50.653412917</meta:creation-date>
    <dc:date>2016-11-21T20:29:20.027000000</dc:date>
    <meta:editing-duration>P1DT9H15M52S</meta:editing-duration>
    <meta:editing-cycles>47</meta:editing-cycles>
    <meta:generator>LibreOffice/5.0.5.2$Windows_x86 LibreOffice_project/55b006a02d247b5f7215fc6ea0fde844b30035b3</meta:generator>
    <meta:document-statistic meta:table-count="0" meta:image-count="0" meta:object-count="0" meta:page-count="6" meta:paragraph-count="133" meta:word-count="1474" meta:character-count="9060" meta:non-whitespace-character-count="7744"/>
  </office:meta>
</office:document-meta>
</file>